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333ff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ff9900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width="0.102cm" svg:stroke-color="#ff9900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Dashed_20__28_var_29_" svg:stroke-width="0.102cm" svg:stroke-color="#ff0000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solid" draw:stroke-dash="Dashed_20__28_var_29_" svg:stroke-width="0.102cm" svg:stroke-color="#ff0000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Dashed_20__28_var_29_" svg:stroke-width="0cm" svg:stroke-color="#ff0000" draw:marker-end="Arrow" draw:marker-end-width="0.203cm" draw:fill="none" draw:textarea-vertical-align="middle"/>
    </style:style>
    <style:style style:name="gr8" style:family="graphic" style:parent-style-name="objectwithoutfill">
      <style:graphic-properties draw:stroke="solid" draw:stroke-dash="Dashed_20__28_var_29_" svg:stroke-width="0cm" svg:stroke-color="#ff9900" draw:marker-end="Arrow" draw:marker-end-width="0.203cm" draw:fill="none" draw:textarea-vertical-align="middle"/>
    </style:style>
    <style:style style:name="gr9" style:family="graphic" style:parent-style-name="objectwithoutfill">
      <style:graphic-properties draw:stroke="solid" draw:stroke-dash="Dashed_20__28_var_29_" svg:stroke-width="0cm" svg:stroke-color="#3333ff" draw:marker-end="Arrow" draw:marker-end-width="0.203cm" draw:fill="none" draw:textarea-vertical-align="middle"/>
    </style:style>
    <style:style style:name="gr10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728cm" fo:min-width="1.254cm"/>
    </style:style>
    <style:style style:name="gr11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407cm" fo:min-width="2.403cm"/>
    </style:style>
    <style:style style:name="gr12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407cm" fo:min-width="3.014cm"/>
    </style:style>
    <style:style style:name="gr13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147cm" fo:min-width="1.951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="Arrow" draw:marker-end-width="0.457cm" draw:fill="none" draw:fill-color="#00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407cm" fo:min-width="6.033cm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 fo:min-height="5.951cm" fo:min-width="11.5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389cm"/>
    </style:style>
    <style:style style:name="gr18" style:family="graphic" style:parent-style-name="standard">
      <style:graphic-properties draw:fill="solid" draw:fill-color="#83caff" draw:textarea-horizontal-align="justify" draw:textarea-vertical-align="middle" draw:auto-grow-height="false" fo:min-height="2.851cm" fo:min-width="4.606cm"/>
    </style:style>
    <style:style style:name="gr19" style:family="graphic" style:parent-style-name="standard">
      <style:graphic-properties svg:stroke-color="#ffffff" draw:fill="gradient" draw:fill-color="#729fcf" draw:fill-gradient-name="Gradient_20_4" draw:textarea-horizontal-align="justify" draw:textarea-vertical-align="middle" draw:auto-grow-height="false" fo:min-height="2.29cm" fo:min-width="17.534cm" draw:shadow-offset-x="0.203cm" draw:shadow-offset-y="0.203cm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1.655cm" fo:min-width="4.834cm"/>
    </style:style>
    <style:style style:name="gr22" style:family="graphic" style:parent-style-name="standard">
      <style:graphic-properties svg:stroke-color="#3465a4" draw:fill="solid" draw:fill-color="#9999ff" draw:textarea-horizontal-align="justify" draw:textarea-vertical-align="middle" draw:auto-grow-height="false" fo:min-height="2.29cm" fo:min-width="4.326cm"/>
    </style:style>
    <style:style style:name="gr23" style:family="graphic" style:parent-style-name="standard">
      <style:graphic-properties svg:stroke-color="#3465a4" draw:fill="solid" draw:fill-color="#9999ff" draw:textarea-horizontal-align="justify" draw:textarea-vertical-align="middle" draw:auto-grow-height="false" fo:min-height="1.354cm" fo:min-width="3.437cm"/>
    </style:style>
    <style:style style:name="gr24" style:family="graphic" style:parent-style-name="standard">
      <style:graphic-properties svg:stroke-color="#000000" draw:marker-end="Arrow" draw:marker-end-width="0.406cm" draw:fill="solid" draw:fill-color="#00cccc" draw:textarea-vertical-align="middle"/>
    </style:style>
    <style:style style:name="gr25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1.087cm" fo:min-width="0.745cm"/>
    </style:style>
    <style:style style:name="gr26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0.945cm" fo:min-width="0.873cm"/>
    </style:style>
    <style:style style:name="gr27" style:family="graphic" style:parent-style-name="objectwithoutfill">
      <style:graphic-properties draw:stroke="dash" draw:stroke-dash="Dashed_20__28_var_29_" svg:stroke-color="#000000" draw:marker-end="" draw:marker-end-width="0.406cm" draw:fill="none" draw:fill-color="#00cccc" draw:textarea-vertical-align="middle"/>
    </style:style>
    <style:style style:name="gr28" style:family="graphic" style:parent-style-name="standard">
      <style:graphic-properties draw:stroke="none" draw:stroke-dash="Dashed_20__28_var_29_" svg:stroke-color="#000000" draw:marker-end="" draw:marker-end-width="0.406cm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objectwithoutfill">
      <style:graphic-properties draw:stroke="solid" draw:stroke-dash="Dashed_20__28_var_29_" svg:stroke-width="0.051cm" svg:stroke-color="#000000" draw:marker-start-width="0.124cm" draw:marker-end="" draw:marker-end-width="0.33cm" draw:fill="none" draw:fill-color="#0000ff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stroke="solid" draw:stroke-dash="Dashed_20__28_var_29_" svg:stroke-width="0.051cm" svg:stroke-color="#000000" draw:marker-start="" draw:marker-start-width="0.305cm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solid" draw:stroke-dash="Dashed_20__28_var_29_" svg:stroke-width="0.051cm" svg:stroke-color="#ff0000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draw:stroke-dash="Dashed_20__28_var_29_" svg:stroke-width="0.051cm" svg:stroke-color="#00cc00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Dashed_20__28_var_29_" svg:stroke-width="0.051cm" svg:stroke-color="#0000ff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draw:stroke-dash="Dashed_20__28_var_29_" svg:stroke-width="0.051cm" svg:stroke-color="#ff0000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textarea-vertical-align="middle" draw:ole-draw-aspect="1" style:protect="size"/>
    </style:style>
    <style:style style:name="gr36" style:family="graphic" style:parent-style-name="objectwithoutfill">
      <style:graphic-properties draw:stroke="solid" draw:stroke-dash="Dashed_20__28_var_29_" svg:stroke-width="0.051cm" svg:stroke-color="#00cc00" draw:marker-end="" draw:marker-end-width="0.406cm" draw:fill="none" draw:fill-color="#0000ff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stroke-dash="Dashed_20__28_var_29_" svg:stroke-width="0.051cm" svg:stroke-color="#000000" draw:marker-end="" draw:marker-end-width="0.40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02cm" svg:stroke-color="#000000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color="#0000ff" fo:font-size="24pt" style:font-size-asian="24pt" style:font-size-complex="24pt"/>
    </style:style>
    <style:style style:name="P11" style:family="paragraph">
      <style:text-properties fo:color="#0000ff" fo:font-size="18pt" style:font-size-asian="18pt" style:font-size-complex="18pt"/>
    </style:style>
    <style:style style:name="P12" style:family="paragraph">
      <style:text-properties fo:color="#ff6600" fo:font-size="24pt" style:font-size-asian="24pt" style:font-size-complex="24pt"/>
    </style:style>
    <style:style style:name="P13" style:family="paragraph">
      <style:text-properties fo:color="#ff6600" fo:font-size="18pt" style:font-size-asian="18pt" style:font-size-complex="18pt"/>
    </style:style>
    <style:style style:name="P14" style:family="paragraph">
      <style:text-properties fo:color="#000000" fo:font-size="24pt" style:font-size-asian="24pt" style:font-size-complex="24pt"/>
    </style:style>
    <style:style style:name="P15" style:family="paragraph">
      <style:text-properties fo:color="#000000" fo:font-size="22pt" style:font-size-asian="22pt" style:font-size-complex="22pt"/>
    </style:style>
    <style:style style:name="P16" style:family="paragraph">
      <style:paragraph-properties fo:text-align="center"/>
      <style:text-properties fo:color="#000000" fo:font-size="24pt" style:font-size-asian="24pt" style:font-size-complex="24pt"/>
    </style:style>
    <style:style style:name="P17" style:family="paragraph">
      <style:text-properties fo:color="#000000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02cm" svg:y1="3.209cm" svg:x2="5.814cm" svg:y2="3.209cm">
          <text:p/>
        </draw:line>
        <draw:line draw:style-name="gr1" draw:text-style-name="P1" draw:layer="layout" svg:x1="5.813cm" svg:y1="3.209cm" svg:x2="9.208cm" svg:y2="6.604cm">
          <text:p/>
        </draw:line>
        <draw:line draw:style-name="gr1" draw:text-style-name="P1" draw:layer="layout" svg:x1="9.208cm" svg:y1="6.604cm" svg:x2="19.915cm" svg:y2="6.604cm">
          <text:p/>
        </draw:line>
        <draw:line draw:style-name="gr2" draw:text-style-name="P1" draw:layer="layout" svg:x1="3.202cm" svg:y1="6.604cm" svg:x2="6.075cm" svg:y2="6.604cm">
          <text:p/>
        </draw:line>
        <draw:line draw:style-name="gr2" draw:text-style-name="P1" draw:layer="layout" svg:x1="9.264cm" svg:y1="3.209cm" svg:x2="5.869cm" svg:y2="6.604cm">
          <text:p/>
        </draw:line>
        <draw:line draw:style-name="gr2" draw:text-style-name="P1" draw:layer="layout" svg:x1="9.208cm" svg:y1="3.209cm" svg:x2="13.386cm" svg:y2="3.209cm">
          <text:p/>
        </draw:line>
        <draw:line draw:style-name="gr2" draw:text-style-name="P1" draw:layer="layout" svg:x1="13.331cm" svg:y1="3.209cm" svg:x2="16.726cm" svg:y2="6.604cm">
          <text:p/>
        </draw:line>
        <draw:line draw:style-name="gr3" draw:text-style-name="P1" draw:layer="layout" svg:x1="16.521cm" svg:y1="6.604cm" svg:x2="19.916cm" svg:y2="6.604cm">
          <text:p/>
        </draw:line>
        <draw:line draw:style-name="gr4" draw:text-style-name="P1" draw:layer="layout" svg:x1="3.202cm" svg:y1="6.604cm" svg:x2="13.387cm" svg:y2="6.604cm">
          <text:p/>
        </draw:line>
        <draw:line draw:style-name="gr5" draw:text-style-name="P1" draw:layer="layout" svg:x1="6.075cm" svg:y1="6.604cm" svg:x2="9.209cm" svg:y2="6.604cm">
          <text:p/>
        </draw:line>
        <draw:line draw:style-name="gr5" draw:text-style-name="P1" draw:layer="layout" svg:x1="13.387cm" svg:y1="6.604cm" svg:x2="16.782cm" svg:y2="3.209cm">
          <text:p/>
        </draw:line>
        <draw:line draw:style-name="gr5" draw:text-style-name="P1" draw:layer="layout" svg:x1="16.782cm" svg:y1="3.209cm" svg:x2="19.916cm" svg:y2="3.209cm">
          <text:p/>
        </draw:line>
        <draw:line draw:style-name="gr6" draw:text-style-name="P1" draw:layer="layout" svg:x1="6.395cm" svg:y1="2.014cm" svg:x2="6.395cm" svg:y2="8.021cm">
          <text:p/>
        </draw:line>
        <draw:line draw:style-name="gr7" draw:text-style-name="P1" draw:layer="layout" svg:x1="4.508cm" svg:y1="8.171cm" svg:x2="6.336cm" svg:y2="6.865cm">
          <text:p/>
        </draw:line>
        <draw:line draw:style-name="gr8" draw:text-style-name="P1" draw:layer="layout" svg:x1="4.247cm" svg:y1="5.298cm" svg:x2="6.336cm" svg:y2="5.82cm">
          <text:p/>
        </draw:line>
        <draw:line draw:style-name="gr9" draw:text-style-name="P1" draw:layer="layout" svg:x1="4.247cm" svg:y1="4.515cm" svg:x2="6.336cm" svg:y2="3.993cm">
          <text:p/>
        </draw:line>
        <draw:frame draw:style-name="gr10" draw:text-style-name="P2" draw:layer="layout" svg:width="1.754cm" svg:height="1.978cm" svg:x="2.294cm" svg:y="2.705cm">
          <draw:text-box>
            <text:p><text:span text:style-name="T1">1</text:span></text:p>
          </draw:text-box>
        </draw:frame>
        <draw:frame draw:style-name="gr10" draw:text-style-name="P2" draw:layer="layout" svg:width="1.754cm" svg:height="1.978cm" svg:x="2.294cm" svg:y="6.08cm">
          <draw:text-box>
            <text:p><text:span text:style-name="T1">0</text:span></text:p>
          </draw:text-box>
        </draw:frame>
        <draw:frame draw:style-name="gr11" draw:text-style-name="P2" draw:layer="layout" svg:width="2.903cm" svg:height="1.657cm" svg:x="3.54cm" svg:y="2.01cm">
          <draw:text-box>
            <text:p><text:span text:style-name="T1">cold</text:span></text:p>
          </draw:text-box>
        </draw:frame>
        <draw:frame draw:style-name="gr12" draw:text-style-name="P2" draw:layer="layout" svg:width="3.514cm" svg:height="1.657cm" svg:x="9.932cm" svg:y="2.01cm">
          <draw:text-box>
            <text:p><text:span text:style-name="T1">warm</text:span></text:p>
          </draw:text-box>
        </draw:frame>
        <draw:frame draw:style-name="gr13" draw:text-style-name="P2" draw:layer="layout" svg:width="2.451cm" svg:height="1.397cm" svg:x="17.256cm" svg:y="2.016cm">
          <draw:text-box>
            <text:p><text:span text:style-name="T1">hot</text:span></text:p>
          </draw:text-box>
        </draw:frame>
        <draw:line draw:style-name="gr14" draw:text-style-name="P3" draw:layer="layout" svg:x1="16.782cm" svg:y1="7.388cm" svg:x2="20.177cm" svg:y2="7.388cm">
          <text:p/>
        </draw:line>
        <draw:frame draw:style-name="gr15" draw:text-style-name="P4" draw:layer="layout" svg:width="6.533cm" svg:height="1.657cm" svg:x="10.398cm" svg:y="6.715cm">
          <draw:text-box>
            <text:p text:style-name="P1"><text:span text:style-name="T2">temperature</text:span></text:p>
          </draw:text-box>
        </draw:frame>
        <draw:custom-shape draw:style-name="gr16" draw:text-style-name="P1" draw:layer="layout" svg:width="17.018cm" svg:height="8.767cm" svg:x="2.77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3.889cm" svg:height="3.095cm" svg:x="5.191cm" svg:y="12.684cm">
          <draw:text-box>
            <text:p text:style-name="P5"><text:span text:style-name="T3">Fuzzy</text:span></text:p>
            <text:p text:style-name="P5"><text:span text:style-name="T3">logic</text:span></text:p>
          </draw:text-box>
        </draw:frame>
        <draw:custom-shape draw:style-name="gr18" draw:text-style-name="P7" draw:layer="layout" svg:width="7.22cm" svg:height="4.383cm" svg:x="10.771cm" svg:y="12.211cm">
          <text:p text:style-name="P1"><text:span text:style-name="T3">Crisp</text:span></text:p>
          <text:p text:style-name="P1"><text:span text:style-name="T3">log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8.034cm" svg:height="2.54cm" svg:x="1.762cm" svg:y="22.33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0" draw:text-style-name="P8" xml:id="id1" draw:id="id1" draw:layer="layout" svg:width="5.334cm" svg:height="1.905cm" svg:x="1.889cm" svg:y="1.508cm">
          <text:p text:style-name="P8"><text:span text:style-name="T4">Crisp Input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6" draw:id="id6" draw:layer="layout" svg:width="5.334cm" svg:height="1.905cm" svg:x="14.335cm" svg:y="1.508cm">
          <text:p text:style-name="P8"><text:span text:style-name="T4">Crisp Outputs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334cm" svg:height="1.905cm" svg:x="1.889cm" svg:y="4.683cm">
          <text:p text:style-name="P1">Crisp Input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334cm" svg:height="1.905cm" svg:x="1.889cm" svg:y="4.683cm">
          <text:p text:style-name="P1">Fuzzificatio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334cm" svg:height="1.905cm" svg:x="1.889cm" svg:y="4.683cm">
          <text:p text:style-name="P1">Crisp Input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334cm" svg:height="1.905cm" svg:x="1.889cm" svg:y="4.683cm">
          <text:p text:style-name="P1">Fuzzification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334cm" svg:height="1.905cm" svg:x="1.889cm" svg:y="4.683cm">
          <text:p text:style-name="P1">Fuzzificatio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334cm" svg:height="1.905cm" svg:x="14.335cm" svg:y="4.683cm">
          <text:p text:style-name="P1">Crisp Input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334cm" svg:height="1.905cm" svg:x="14.335cm" svg:y="4.683cm">
          <text:p text:style-name="P1">Fuzzificatio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334cm" svg:height="1.905cm" svg:x="14.335cm" svg:y="4.683cm">
          <text:p text:style-name="P1">Crisp Inputs</text:p>
          <draw:enhanced-geometry svg:viewBox="0 0 21600 21600" draw:type="rectangle" draw:enhanced-path="M 0 0 L 21600 0 21600 21600 0 21600 0 0 Z N"/>
        </draw:custom-shape>
        <draw:custom-shape draw:style-name="gr21" draw:text-style-name="P9" xml:id="id5" draw:id="id5" draw:layer="layout" svg:width="5.334cm" svg:height="1.905cm" svg:x="14.335cm" svg:y="4.683cm">
          <text:p text:style-name="P9"><text:span text:style-name="T4">Defuzzifi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" draw:id="id2" draw:layer="layout" svg:width="5.334cm" svg:height="1.905cm" svg:x="1.889cm" svg:y="4.683cm">
          <text:p text:style-name="P9"><text:span text:style-name="T4">Fuzzif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3" draw:id="id3" draw:layer="layout" svg:width="4.826cm" svg:height="2.54cm" svg:x="8.239cm" svg:y="7.096cm">
          <text:p text:style-name="P8"><text:span text:style-name="T4">Inference</text:span></text:p>
          <text:p text:style-name="P8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4" draw:id="id4" draw:layer="layout" svg:width="3.937cm" svg:height="1.604cm" svg:x="8.674cm" svg:y="3.333cm">
          <text:p text:style-name="P8"><text:span text:style-name="T4">Rule base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4.556cm" svg:y1="3.413cm" svg:x2="4.556cm" svg:y2="4.683cm" draw:start-shape="id1" draw:start-glue-point="2" draw:end-shape="id2" draw:end-glue-point="0" svg:d="M4556 3413v1270" svg:viewBox="0 0 1 1271">
          <text:p/>
        </draw:connector>
        <draw:connector draw:style-name="gr24" draw:text-style-name="P9" draw:layer="layout" svg:x1="4.556cm" svg:y1="6.588cm" svg:x2="8.239cm" svg:y2="8.366cm" draw:start-shape="id2" draw:start-glue-point="2" draw:end-shape="id3" draw:end-glue-point="3" svg:d="M4556 6588v1778h3683" svg:viewBox="0 0 3684 1779">
          <text:p/>
        </draw:connector>
        <draw:connector draw:style-name="gr24" draw:text-style-name="P9" draw:layer="layout" svg:x1="10.642cm" svg:y1="4.937cm" svg:x2="10.652cm" svg:y2="7.096cm" draw:start-shape="id4" draw:start-glue-point="2" draw:end-shape="id3" draw:end-glue-point="0" svg:d="M10642 4937v1080h10v1079" svg:viewBox="0 0 11 2160">
          <text:p/>
        </draw:connector>
        <draw:connector draw:style-name="gr24" draw:text-style-name="P9" draw:layer="layout" svg:x1="13.065cm" svg:y1="8.366cm" svg:x2="17.002cm" svg:y2="6.588cm" draw:start-shape="id3" draw:start-glue-point="1" draw:end-shape="id5" draw:end-glue-point="2" svg:d="M13065 8366h3937v-1778" svg:viewBox="0 0 3938 1779">
          <text:p/>
        </draw:connector>
        <draw:connector draw:style-name="gr24" draw:text-style-name="P9" draw:layer="layout" svg:x1="17.002cm" svg:y1="4.683cm" svg:x2="17.002cm" svg:y2="3.413cm" draw:start-shape="id5" draw:start-glue-point="0" draw:end-shape="id6" draw:end-glue-point="2" svg:d="M17002 4683v-1270" svg:viewBox="0 0 1 1271">
          <text:p/>
        </draw:connector>
        <draw:line draw:style-name="gr1" draw:text-style-name="P1" draw:layer="layout" svg:x1="3.203cm" svg:y1="12.105cm" svg:x2="5.815cm" svg:y2="12.105cm">
          <text:p/>
        </draw:line>
        <draw:line draw:style-name="gr1" draw:text-style-name="P1" draw:layer="layout" svg:x1="5.814cm" svg:y1="12.105cm" svg:x2="9.209cm" svg:y2="15.5cm">
          <text:p/>
        </draw:line>
        <draw:line draw:style-name="gr1" draw:text-style-name="P1" draw:layer="layout" svg:x1="9.209cm" svg:y1="15.5cm" svg:x2="19.916cm" svg:y2="15.5cm">
          <text:p/>
        </draw:line>
        <draw:line draw:style-name="gr2" draw:text-style-name="P1" draw:layer="layout" svg:x1="3.203cm" svg:y1="15.5cm" svg:x2="6.076cm" svg:y2="15.5cm">
          <text:p/>
        </draw:line>
        <draw:line draw:style-name="gr2" draw:text-style-name="P1" draw:layer="layout" svg:x1="9.265cm" svg:y1="12.105cm" svg:x2="5.87cm" svg:y2="15.5cm">
          <text:p/>
        </draw:line>
        <draw:line draw:style-name="gr2" draw:text-style-name="P1" draw:layer="layout" svg:x1="9.209cm" svg:y1="12.105cm" svg:x2="13.387cm" svg:y2="12.105cm">
          <text:p/>
        </draw:line>
        <draw:line draw:style-name="gr2" draw:text-style-name="P1" draw:layer="layout" svg:x1="13.332cm" svg:y1="12.105cm" svg:x2="16.727cm" svg:y2="15.5cm">
          <text:p/>
        </draw:line>
        <draw:line draw:style-name="gr3" draw:text-style-name="P1" draw:layer="layout" svg:x1="16.522cm" svg:y1="15.5cm" svg:x2="19.917cm" svg:y2="15.5cm">
          <text:p/>
        </draw:line>
        <draw:line draw:style-name="gr4" draw:text-style-name="P1" draw:layer="layout" svg:x1="3.203cm" svg:y1="15.5cm" svg:x2="13.388cm" svg:y2="15.5cm">
          <text:p/>
        </draw:line>
        <draw:line draw:style-name="gr5" draw:text-style-name="P1" draw:layer="layout" svg:x1="6.076cm" svg:y1="15.5cm" svg:x2="9.21cm" svg:y2="15.5cm">
          <text:p/>
        </draw:line>
        <draw:line draw:style-name="gr5" draw:text-style-name="P1" draw:layer="layout" svg:x1="13.388cm" svg:y1="15.5cm" svg:x2="16.783cm" svg:y2="12.105cm">
          <text:p/>
        </draw:line>
        <draw:line draw:style-name="gr5" draw:text-style-name="P1" draw:layer="layout" svg:x1="16.783cm" svg:y1="12.105cm" svg:x2="19.917cm" svg:y2="12.105cm">
          <text:p/>
        </draw:line>
        <draw:line draw:style-name="gr6" draw:text-style-name="P1" draw:layer="layout" svg:x1="6.696cm" svg:y1="11.614cm" svg:x2="6.696cm" svg:y2="16.186cm">
          <text:p/>
        </draw:line>
        <draw:frame draw:style-name="gr25" draw:text-style-name="P2" draw:layer="layout" svg:width="1.245cm" svg:height="1.337cm" svg:x="2.195cm" svg:y="11.301cm">
          <draw:text-box>
            <text:p><text:span text:style-name="T1">1</text:span></text:p>
          </draw:text-box>
        </draw:frame>
        <draw:frame draw:style-name="gr26" draw:text-style-name="P2" draw:layer="layout" svg:width="1.373cm" svg:height="1.195cm" svg:x="2.27cm" svg:y="15.172cm">
          <draw:text-box>
            <text:p><text:span text:style-name="T1">0</text:span></text:p>
          </draw:text-box>
        </draw:frame>
        <draw:frame draw:style-name="gr11" draw:text-style-name="P2" draw:layer="layout" svg:width="2.903cm" svg:height="1.657cm" svg:x="3.541cm" svg:y="10.906cm">
          <draw:text-box>
            <text:p><text:span text:style-name="T1">cold</text:span></text:p>
          </draw:text-box>
        </draw:frame>
        <draw:frame draw:style-name="gr12" draw:text-style-name="P2" draw:layer="layout" svg:width="3.514cm" svg:height="1.657cm" svg:x="9.933cm" svg:y="10.906cm">
          <draw:text-box>
            <text:p><text:span text:style-name="T1">warm</text:span></text:p>
          </draw:text-box>
        </draw:frame>
        <draw:frame draw:style-name="gr13" draw:text-style-name="P2" draw:layer="layout" svg:width="2.451cm" svg:height="1.397cm" svg:x="17.257cm" svg:y="10.912cm">
          <draw:text-box>
            <text:p><text:span text:style-name="T1">hot</text:span></text:p>
          </draw:text-box>
        </draw:frame>
        <draw:line draw:style-name="gr14" draw:text-style-name="P3" draw:layer="layout" svg:x1="16.783cm" svg:y1="16.284cm" svg:x2="20.178cm" svg:y2="16.284cm">
          <text:p/>
        </draw:line>
        <draw:frame draw:style-name="gr15" draw:text-style-name="P4" draw:layer="layout" svg:width="6.533cm" svg:height="1.657cm" svg:x="10.399cm" svg:y="15.611cm">
          <draw:text-box>
            <text:p text:style-name="P1"><text:span text:style-name="T2">temperature</text:span></text:p>
          </draw:text-box>
        </draw:frame>
        <draw:line draw:style-name="gr27" draw:text-style-name="P9" draw:layer="layout" svg:x1="6.715cm" svg:y1="14.689cm" svg:x2="3.159cm" svg:y2="14.689cm">
          <text:p/>
        </draw:line>
        <draw:line draw:style-name="gr27" draw:text-style-name="P9" draw:layer="layout" svg:x1="6.715cm" svg:y1="12.965cm" svg:x2="3.159cm" svg:y2="12.965cm">
          <text:p/>
        </draw:line>
        <draw:frame draw:style-name="gr28" draw:text-style-name="P11" draw:layer="layout" svg:width="1.734cm" svg:height="0.962cm" svg:x="1.508cm" svg:y="12.557cm">
          <draw:text-box>
            <text:p text:style-name="P10"><text:span text:style-name="T5">0.75</text:span></text:p>
          </draw:text-box>
        </draw:frame>
        <draw:frame draw:style-name="gr28" draw:text-style-name="P13" draw:layer="layout" svg:width="1.734cm" svg:height="0.962cm" svg:x="1.535cm" svg:y="14.208cm">
          <draw:text-box>
            <text:p text:style-name="P12"><text:span text:style-name="T5">0.25</text:span></text:p>
          </draw:text-box>
        </draw:frame>
        <draw:frame draw:style-name="gr28" draw:text-style-name="P15" draw:layer="layout" svg:width="2.449cm" svg:height="1.119cm" svg:x="5.445cm" svg:y="16.24cm">
          <draw:text-box>
            <text:p text:style-name="P14"><text:span text:style-name="T4">17 °C</text:span></text:p>
          </draw:text-box>
        </draw:frame>
        <draw:line draw:style-name="gr29" draw:text-style-name="P16" draw:layer="layout" svg:x1="2.259cm" svg:y1="22.585cm" svg:x2="7.593cm" svg:y2="22.585cm">
          <text:p/>
        </draw:line>
        <draw:line draw:style-name="gr30" draw:text-style-name="P16" draw:layer="layout" svg:x1="2.792cm" svg:y1="20.558cm" svg:x2="2.792cm" svg:y2="23.118cm">
          <text:p/>
        </draw:line>
        <draw:line draw:style-name="gr31" draw:text-style-name="P16" draw:layer="layout" svg:x1="3.503cm" svg:y1="22.585cm" svg:x2="4.997cm" svg:y2="21.091cm">
          <text:p/>
        </draw:line>
        <draw:line draw:style-name="gr31" draw:text-style-name="P16" draw:layer="layout" svg:x1="4.972cm" svg:y1="21.096cm" svg:x2="6.492cm" svg:y2="22.59cm">
          <text:p/>
        </draw:line>
        <draw:line draw:style-name="gr29" draw:text-style-name="P16" draw:layer="layout" svg:x1="8.198cm" svg:y1="22.599cm" svg:x2="13.532cm" svg:y2="22.599cm">
          <text:p/>
        </draw:line>
        <draw:line draw:style-name="gr30" draw:text-style-name="P16" draw:layer="layout" svg:x1="8.731cm" svg:y1="20.572cm" svg:x2="8.731cm" svg:y2="23.132cm">
          <text:p/>
        </draw:line>
        <draw:line draw:style-name="gr31" draw:text-style-name="P16" draw:layer="layout" svg:x1="8.731cm" svg:y1="22.599cm" svg:x2="10.225cm" svg:y2="21.105cm">
          <text:p/>
        </draw:line>
        <draw:line draw:style-name="gr32" draw:text-style-name="P16" draw:layer="layout" svg:x1="10.865cm" svg:y1="21.745cm" svg:x2="11.732cm" svg:y2="22.598cm">
          <text:p/>
        </draw:line>
        <draw:line draw:style-name="gr32" draw:text-style-name="P16" draw:layer="layout" svg:x1="10.025cm" svg:y1="22.598cm" svg:x2="10.865cm" svg:y2="21.745cm">
          <text:p/>
        </draw:line>
        <draw:line draw:style-name="gr33" draw:text-style-name="P16" draw:layer="layout" svg:x1="11.505cm" svg:y1="21.105cm" svg:x2="13.025cm" svg:y2="22.599cm">
          <text:p/>
        </draw:line>
        <draw:line draw:style-name="gr34" draw:text-style-name="P16" draw:layer="layout" svg:x1="10.225cm" svg:y1="21.105cm" svg:x2="10.865cm" svg:y2="21.745cm">
          <text:p/>
        </draw:line>
        <draw:line draw:style-name="gr33" draw:text-style-name="P16" draw:layer="layout" svg:x1="11.505cm" svg:y1="21.105cm" svg:x2="10.865cm" svg:y2="21.745cm">
          <text:p/>
        </draw:line>
        <draw:frame draw:style-name="gr35" draw:text-style-name="P1" draw:layer="layout" svg:width="1.999cm" svg:height="0.999cm" svg:x="13.674cm" svg:y="20.3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9" draw:text-style-name="P16" draw:layer="layout" svg:x1="14.183cm" svg:y1="22.613cm" svg:x2="19.517cm" svg:y2="22.613cm">
          <text:p/>
        </draw:line>
        <draw:line draw:style-name="gr30" draw:text-style-name="P16" draw:layer="layout" svg:x1="14.716cm" svg:y1="20.586cm" svg:x2="14.716cm" svg:y2="23.146cm">
          <text:p/>
        </draw:line>
        <draw:line draw:style-name="gr32" draw:text-style-name="P16" draw:layer="layout" svg:x1="14.716cm" svg:y1="22.613cm" svg:x2="16.21cm" svg:y2="21.119cm">
          <text:p/>
        </draw:line>
        <draw:line draw:style-name="gr31" draw:text-style-name="P16" draw:layer="layout" svg:x1="16.85cm" svg:y1="21.759cm" svg:x2="17.717cm" svg:y2="22.612cm">
          <text:p/>
        </draw:line>
        <draw:line draw:style-name="gr33" draw:text-style-name="P16" draw:layer="layout" svg:x1="16.01cm" svg:y1="22.612cm" svg:x2="16.85cm" svg:y2="21.759cm">
          <text:p/>
        </draw:line>
        <draw:line draw:style-name="gr32" draw:text-style-name="P16" draw:layer="layout" svg:x1="17.49cm" svg:y1="21.119cm" svg:x2="19.01cm" svg:y2="22.613cm">
          <text:p/>
        </draw:line>
        <draw:line draw:style-name="gr36" draw:text-style-name="P16" draw:layer="layout" svg:x1="16.21cm" svg:y1="21.119cm" svg:x2="16.85cm" svg:y2="21.759cm">
          <text:p/>
        </draw:line>
        <draw:line draw:style-name="gr32" draw:text-style-name="P16" draw:layer="layout" svg:x1="17.49cm" svg:y1="21.119cm" svg:x2="16.85cm" svg:y2="21.759cm">
          <text:p/>
        </draw:line>
        <draw:frame draw:style-name="gr35" draw:text-style-name="P1" draw:layer="layout" svg:width="1.999cm" svg:height="0.999cm" svg:x="20.859cm" svg:y="20.31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2" draw:text-style-name="P16" draw:layer="layout" svg:x1="3.502cm" svg:y1="21.096cm" svg:x2="5.022cm" svg:y2="22.59cm">
          <text:p/>
        </draw:line>
        <draw:line draw:style-name="gr32" draw:text-style-name="P16" draw:layer="layout" svg:x1="4.978cm" svg:y1="22.585cm" svg:x2="6.472cm" svg:y2="21.091cm">
          <text:p/>
        </draw:line>
        <draw:line draw:style-name="gr32" draw:text-style-name="P16" draw:layer="layout" svg:x1="6.461cm" svg:y1="21.093cm" svg:x2="7.604cm" svg:y2="21.093cm">
          <text:p/>
        </draw:line>
        <draw:line draw:style-name="gr32" draw:text-style-name="P16" draw:layer="layout" svg:x1="2.778cm" svg:y1="21.093cm" svg:x2="3.54cm" svg:y2="21.093cm">
          <text:p/>
        </draw:line>
        <draw:line draw:style-name="gr31" draw:text-style-name="P16" draw:layer="layout" svg:x1="6.461cm" svg:y1="22.59cm" svg:x2="7.604cm" svg:y2="22.59cm">
          <text:p/>
        </draw:line>
        <draw:line draw:style-name="gr31" draw:text-style-name="P16" draw:layer="layout" svg:x1="2.778cm" svg:y1="22.59cm" svg:x2="3.54cm" svg:y2="22.59cm">
          <text:p/>
        </draw:line>
        <draw:frame draw:style-name="gr37" draw:text-style-name="P17" draw:layer="layout" svg:width="0.878cm" svg:height="0.928cm" svg:x="7.996cm" svg:y="20.177cm">
          <draw:text-box>
            <text:p text:style-name="P14"><text:span text:style-name="T6">μ</text:span></text:p>
          </draw:text-box>
        </draw:frame>
        <draw:frame draw:style-name="gr37" draw:text-style-name="P17" draw:layer="layout" svg:width="0.878cm" svg:height="0.928cm" svg:x="2.027cm" svg:y="20.177cm">
          <draw:text-box>
            <text:p text:style-name="P14"><text:span text:style-name="T6">μ</text:span></text:p>
          </draw:text-box>
        </draw:frame>
        <draw:frame draw:style-name="gr37" draw:text-style-name="P17" draw:layer="layout" svg:width="0.878cm" svg:height="0.928cm" svg:x="13.965cm" svg:y="20.177cm">
          <draw:text-box>
            <text:p text:style-name="P14"><text:span text:style-name="T6">μ</text:span></text:p>
          </draw:text-box>
        </draw:frame>
        <draw:frame draw:style-name="gr37" draw:text-style-name="P17" draw:layer="layout" svg:width="0.958cm" svg:height="0.928cm" svg:x="7.027cm" svg:y="22.463cm">
          <draw:text-box>
            <text:p text:style-name="P14"><text:span text:style-name="T6">U</text:span></text:p>
          </draw:text-box>
        </draw:frame>
        <draw:frame draw:style-name="gr37" draw:text-style-name="P17" draw:layer="layout" svg:width="0.958cm" svg:height="0.928cm" svg:x="12.938cm" svg:y="22.463cm">
          <draw:text-box>
            <text:p text:style-name="P14"><text:span text:style-name="T6">U</text:span></text:p>
          </draw:text-box>
        </draw:frame>
        <draw:frame draw:style-name="gr37" draw:text-style-name="P17" draw:layer="layout" svg:width="0.958cm" svg:height="0.928cm" svg:x="18.965cm" svg:y="22.463cm">
          <draw:text-box>
            <text:p text:style-name="P14"><text:span text:style-name="T6">U</text:span></text:p>
          </draw:text-box>
        </draw:frame>
      </draw:page>
      <draw:page draw:name="page3" draw:style-name="dp1" draw:master-page-name="Default">
        <draw:line draw:style-name="gr1" draw:text-style-name="P1" draw:layer="layout" svg:x1="3.203cm" svg:y1="2.731cm" svg:x2="7.477cm" svg:y2="2.731cm">
          <text:p/>
        </draw:line>
        <draw:line draw:style-name="gr38" draw:text-style-name="P1" draw:layer="layout" svg:x1="3.159cm" svg:y1="6.126cm" svg:x2="19.916cm" svg:y2="6.126cm">
          <text:p/>
        </draw:line>
        <draw:line draw:style-name="gr2" draw:text-style-name="P1" draw:layer="layout" svg:x1="7.477cm" svg:y1="2.731cm" svg:x2="15.097cm" svg:y2="2.731cm">
          <text:p/>
        </draw:line>
        <draw:line draw:style-name="gr5" draw:text-style-name="P1" draw:layer="layout" svg:x1="15.097cm" svg:y1="2.731cm" svg:x2="19.917cm" svg:y2="2.731cm">
          <text:p/>
        </draw:line>
        <draw:line draw:style-name="gr6" draw:text-style-name="P1" draw:layer="layout" svg:x1="15.097cm" svg:y1="2.37cm" svg:x2="15.097cm" svg:y2="6.464cm">
          <text:p/>
        </draw:line>
        <draw:frame draw:style-name="gr25" draw:text-style-name="P2" draw:layer="layout" svg:width="1.245cm" svg:height="1.337cm" svg:x="2.195cm" svg:y="1.927cm">
          <draw:text-box>
            <text:p><text:span text:style-name="T1">1</text:span></text:p>
          </draw:text-box>
        </draw:frame>
        <draw:frame draw:style-name="gr26" draw:text-style-name="P2" draw:layer="layout" svg:width="1.373cm" svg:height="1.195cm" svg:x="2.27cm" svg:y="5.798cm">
          <draw:text-box>
            <text:p><text:span text:style-name="T1">0</text:span></text:p>
          </draw:text-box>
        </draw:frame>
        <draw:frame draw:style-name="gr11" draw:text-style-name="P2" draw:layer="layout" svg:width="2.903cm" svg:height="1.657cm" svg:x="3.541cm" svg:y="1.532cm">
          <draw:text-box>
            <text:p><text:span text:style-name="T1">cold</text:span></text:p>
          </draw:text-box>
        </draw:frame>
        <draw:frame draw:style-name="gr12" draw:text-style-name="P2" draw:layer="layout" svg:width="3.514cm" svg:height="1.657cm" svg:x="9.933cm" svg:y="1.532cm">
          <draw:text-box>
            <text:p><text:span text:style-name="T1">warm</text:span></text:p>
          </draw:text-box>
        </draw:frame>
        <draw:frame draw:style-name="gr13" draw:text-style-name="P2" draw:layer="layout" svg:width="2.451cm" svg:height="1.397cm" svg:x="17.257cm" svg:y="1.538cm">
          <draw:text-box>
            <text:p><text:span text:style-name="T1">hot</text:span></text:p>
          </draw:text-box>
        </draw:frame>
        <draw:line draw:style-name="gr14" draw:text-style-name="P3" draw:layer="layout" svg:x1="16.783cm" svg:y1="6.91cm" svg:x2="20.178cm" svg:y2="6.91cm">
          <text:p/>
        </draw:line>
        <draw:frame draw:style-name="gr15" draw:text-style-name="P4" draw:layer="layout" svg:width="6.533cm" svg:height="1.657cm" svg:x="10.399cm" svg:y="6.237cm">
          <draw:text-box>
            <text:p text:style-name="P1"><text:span text:style-name="T2">temperature</text:span></text:p>
          </draw:text-box>
        </draw:frame>
        <draw:line draw:style-name="gr6" draw:text-style-name="P1" draw:layer="layout" svg:x1="7.504cm" svg:y1="2.4cm" svg:x2="7.504cm" svg:y2="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4" draw:display-name="Gradient 4" draw:style="linear" draw:start-color="#0000ff" draw:end-color="#ff0000" draw:start-intensity="100%" draw:end-intensity="100%" draw:angle="90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8:39:54.322713178</meta:creation-date>
    <dc:date>2015-05-25T15:29:43.960676600</dc:date>
    <meta:editing-duration>PT2H50M44S</meta:editing-duration>
    <meta:editing-cycles>11</meta:editing-cycles>
    <meta:generator>LibreOffice/4.3.7.2$Linux_X86_64 LibreOffice_project/430m0$Build-2</meta:generator>
    <meta:document-statistic meta:object-count="11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